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solid" draw:fill-color="#ffcc99" draw:textarea-horizontal-align="center" draw:textarea-vertical-align="middle"/>
    </style:style>
    <style:style style:name="gr2" style:family="graphic" style:parent-style-name="standard">
      <style:graphic-properties draw:stroke="solid" svg:stroke-width="0.051cm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581cm" fo:min-width="1.307cm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581cm" fo:min-width="2.015cm"/>
    </style:style>
    <style:style style:name="gr5" style:family="graphic" style:parent-style-name="standard">
      <style:graphic-properties draw:stroke="solid" svg:stroke-width="0cm" draw:marker-start-width="0.124cm" draw:marker-end-width="0.124cm" draw:fill="solid" draw:fill-color="#ccffff" draw:textarea-horizontal-align="center" draw:textarea-vertical-align="middle"/>
    </style:style>
    <style:style style:name="gr6" style:family="graphic" style:parent-style-name="standard">
      <style:graphic-properties draw:stroke="solid" svg:stroke-width="0cm" draw:marker-start-width="0.124cm" draw:marker-end-width="0.124cm" draw:fill="solid" draw:fill-color="#9966cc" draw:textarea-horizontal-align="center" draw:textarea-vertical-align="middle"/>
    </style:style>
    <style:style style:name="gr7" style:family="graphic" style:parent-style-name="standard">
      <style:graphic-properties draw:stroke="solid" svg:stroke-width="0cm" draw:fill="solid" draw:fill-color="#6b2394" draw:textarea-horizontal-align="center" draw:textarea-vertical-align="middle"/>
    </style:style>
    <style:style style:name="gr8" style:family="graphic" style:parent-style-name="standard">
      <style:graphic-properties draw:stroke="solid" svg:stroke-width="0cm" draw:fill="solid" draw:fill-color="#9966cc" draw:textarea-horizontal-align="center" draw:textarea-vertical-align="middle"/>
    </style:style>
    <style:style style:name="gr9" style:family="graphic" style:parent-style-name="standard">
      <style:graphic-properties draw:stroke="solid" svg:stroke-width="0cm" draw:fill="solid" draw:fill-color="#ffff99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036cm" fo:min-width="1.615cm"/>
    </style:style>
    <style:style style:name="gr11" style:family="graphic" style:parent-style-name="standard">
      <style:graphic-properties draw:stroke="solid" svg:stroke-width="0cm" draw:fill="solid" draw:fill-color="#ffff66" draw:textarea-horizontal-align="center" draw:textarea-vertical-align="middle"/>
    </style:style>
    <style:style style:name="gr12" style:family="graphic" style:parent-style-name="standard">
      <style:graphic-properties draw:stroke="solid" svg:stroke-width="0cm" draw:fill="solid" draw:fill-color="#ffff66" draw:textarea-horizontal-align="center" draw:textarea-vertical-align="middle"/>
    </style:style>
    <style:style style:name="gr13" style:family="graphic" style:parent-style-name="standard">
      <style:graphic-properties draw:stroke="solid" svg:stroke-width="0cm" draw:fill="solid" draw:fill-color="#99ccff" draw:textarea-horizontal-align="center" draw:textarea-vertical-align="middle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553cm" fo:min-width="2.48cm"/>
    </style:style>
    <style:style style:name="gr15" style:family="graphic" style:parent-style-name="standard">
      <style:graphic-properties draw:stroke="solid" svg:stroke-width="0cm" draw:fill="solid" draw:fill-color="#00b8ff" draw:textarea-horizontal-align="center" draw:textarea-vertical-align="middle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553cm" fo:min-width="1.385cm"/>
    </style:style>
    <style:style style:name="gr17" style:family="graphic" style:parent-style-name="standard">
      <style:graphic-properties draw:stroke="solid" svg:stroke-width="0cm" draw:fill="solid" draw:fill-color="#ff9966" draw:textarea-horizontal-align="center" draw:textarea-vertical-align="middle"/>
    </style:style>
    <style:style style:name="gr18" style:family="graphic" style:parent-style-name="standard">
      <style:graphic-properties draw:stroke="solid" svg:stroke-width="0cm" draw:fill="solid" draw:fill-color="#23ff23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02cm"/>
    </style:style>
    <style:style style:name="gr21" style:family="graphic" style:parent-style-name="standard">
      <style:graphic-properties draw:stroke="none" svg:stroke-color="#000000" draw:fill="none" draw:fill-color="#ffffff" fo:min-height="0.04cm"/>
    </style:style>
    <style:style style:name="P1" style:family="paragraph">
      <style:paragraph-properties fo:text-align="end"/>
      <style:text-properties fo:font-size="16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P7" style:family="paragraph">
      <style:paragraph-properties fo:text-align="center"/>
      <style:text-properties fo:font-size="8pt"/>
    </style:style>
    <style:style style:name="P8" style:family="paragraph">
      <style:paragraph-properties fo:margin-left="0cm" fo:margin-right="0cm" fo:text-align="center" fo:text-indent="0cm"/>
      <style:text-properties fo:font-size="8pt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size="12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style:paragraph-properties fo:text-align="end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7.616cm" svg:height="2.432cm" svg:x="8.12cm" svg:y="16.176cm">
          <text:p text:style-name="P3"/>
        </draw:rect>
        <draw:line draw:style-name="gr2" draw:text-style-name="P2" draw:layer="layout" svg:x1="5.872cm" svg:y1="10.723cm" svg:x2="15.736cm" svg:y2="10.726cm">
          <text:p text:style-name="P3"/>
        </draw:line>
        <draw:line draw:style-name="gr2" draw:text-style-name="P2" draw:layer="layout" svg:x1="5.872cm" svg:y1="10.783cm" svg:x2="15.751cm" svg:y2="10.801cm">
          <text:p text:style-name="P3"/>
        </draw:line>
        <draw:frame draw:style-name="gr3" draw:text-style-name="P4" draw:layer="layout" svg:width="1.307cm" svg:height="0.581cm" svg:x="5.994cm" svg:y="10.054cm">
          <draw:text-box>
            <text:p text:style-name="P3"><text:span text:style-name="T1">USER</text:span></text:p>
          </draw:text-box>
        </draw:frame>
        <draw:frame draw:style-name="gr4" draw:text-style-name="P4" draw:layer="layout" svg:width="2.015cm" svg:height="0.581cm" svg:x="5.92cm" svg:y="10.969cm">
          <draw:text-box>
            <text:p text:style-name="P3"><text:span text:style-name="T1">KERNEL</text:span></text:p>
          </draw:text-box>
        </draw:frame>
        <draw:rect draw:style-name="gr5" draw:text-style-name="P6" draw:layer="layout" svg:width="3.336cm" svg:height="0.496cm" svg:x="12.22cm" svg:y="9.929cm">
          <text:p text:style-name="P5"><text:span text:style-name="T2">libzfs</text:span></text:p>
        </draw:rect>
        <draw:rect draw:style-name="gr5" draw:text-style-name="P6" draw:layer="layout" svg:width="1.144cm" svg:height="0.465cm" svg:x="12.218cm" svg:y="9.194cm">
          <text:p text:style-name="P5"><text:span text:style-name="T2">JNI</text:span></text:p>
        </draw:rect>
        <draw:ellipse draw:style-name="gr6" draw:text-style-name="P7" draw:layer="layout" svg:width="1.112cm" svg:height="0.735cm" svg:x="12.25cm" svg:y="8.098cm">
          <text:p text:style-name="P5"><text:span text:style-name="T3">GUI</text:span></text:p>
        </draw:ellipse>
        <draw:ellipse draw:style-name="gr6" draw:text-style-name="P8" draw:layer="layout" svg:width="1.95cm" svg:height="0.806cm" svg:x="13.504cm" svg:y="8.058cm">
          <text:p text:style-name="P5"><text:span text:style-name="T3">Management</text:span></text:p>
          <text:p text:style-name="P5"><text:span text:style-name="T3">Apps</text:span></text:p>
        </draw:ellipse>
        <draw:line draw:style-name="gr7" draw:text-style-name="P2" draw:layer="layout" svg:x1="12.812cm" svg:y1="8.833cm" svg:x2="12.813cm" svg:y2="9.209cm">
          <text:p text:style-name="P3"/>
        </draw:line>
        <draw:line draw:style-name="gr7" draw:text-style-name="P2" draw:layer="layout" svg:x1="12.829cm" svg:y1="9.659cm" svg:x2="12.829cm" svg:y2="9.929cm">
          <text:p text:style-name="P3"/>
        </draw:line>
        <draw:line draw:style-name="gr7" draw:text-style-name="P2" draw:layer="layout" svg:x1="14.464cm" svg:y1="8.879cm" svg:x2="14.464cm" svg:y2="9.929cm">
          <text:p text:style-name="P3"/>
        </draw:line>
        <draw:ellipse draw:style-name="gr8" draw:text-style-name="P8" draw:layer="layout" svg:width="1.644cm" svg:height="0.816cm" svg:x="10.171cm" svg:y="8.078cm">
          <text:p text:style-name="P5"><text:span text:style-name="T3">Device</text:span></text:p>
          <text:p text:style-name="P5"><text:span text:style-name="T3">Consumers</text:span></text:p>
        </draw:ellipse>
        <draw:rect draw:style-name="gr9" draw:text-style-name="P2" draw:layer="layout" svg:width="7.49cm" svg:height="1.276cm" svg:x="8.166cm" svg:y="11.401cm">
          <text:p text:style-name="P3"/>
        </draw:rect>
        <draw:frame draw:style-name="gr10" draw:text-style-name="P10" draw:layer="layout" svg:width="1.615cm" svg:height="1.036cm" svg:x="6.432cm" svg:y="11.7cm">
          <draw:text-box>
            <text:p text:style-name="P9"><text:span text:style-name="T2">Interface</text:span></text:p>
            <text:p text:style-name="P9"><text:span text:style-name="T2">Layer</text:span></text:p>
          </draw:text-box>
        </draw:frame>
        <draw:rect draw:style-name="gr11" draw:text-style-name="P11" draw:layer="layout" svg:width="2.389cm" svg:height="0.555cm" svg:x="13.074cm" svg:y="11.762cm">
          <text:p text:style-name="P5"><text:span text:style-name="T2">/dev/zfs</text:span></text:p>
        </draw:rect>
        <draw:line draw:style-name="gr12" draw:text-style-name="P11" draw:layer="layout" svg:x1="13.773cm" svg:y1="10.44cm" svg:x2="13.773cm" svg:y2="11.761cm">
          <text:p text:style-name="P3"/>
        </draw:line>
        <draw:line draw:style-name="gr12" draw:text-style-name="P11" draw:layer="layout" svg:x1="9.074cm" svg:y1="8.799cm" svg:x2="9.079cm" svg:y2="11.762cm">
          <text:p text:style-name="P3"/>
        </draw:line>
        <draw:line draw:style-name="gr12" draw:text-style-name="P11" draw:layer="layout" svg:x1="10.923cm" svg:y1="8.894cm" svg:x2="10.923cm" svg:y2="11.717cm">
          <text:p text:style-name="P3"/>
        </draw:line>
        <draw:rect draw:style-name="gr13" draw:text-style-name="P11" draw:layer="layout" svg:width="7.51cm" svg:height="2.057cm" svg:x="8.135cm" svg:y="13.458cm">
          <text:p text:style-name="P3"/>
        </draw:rect>
        <draw:frame draw:style-name="gr14" draw:text-style-name="P10" draw:layer="layout" svg:width="2.48cm" svg:height="1.553cm" svg:x="5.712cm" svg:y="13.779cm">
          <draw:text-box>
            <text:p text:style-name="P9"><text:span text:style-name="T2">Transactional</text:span></text:p>
            <text:p text:style-name="P9"><text:span text:style-name="T2">Object</text:span></text:p>
            <text:p text:style-name="P9"><text:span text:style-name="T2">Layer</text:span></text:p>
          </draw:text-box>
        </draw:frame>
        <draw:rect draw:style-name="gr15" draw:text-style-name="P12" draw:layer="layout" svg:width="1.249cm" svg:height="0.541cm" svg:x="12.901cm" svg:y="14.745cm">
          <text:p text:style-name="P9"><text:span text:style-name="T2">DSL</text:span></text:p>
        </draw:rect>
        <draw:rect draw:style-name="gr15" draw:text-style-name="P12" draw:layer="layout" svg:width="3.134cm" svg:height="0.541cm" svg:x="8.926cm" svg:y="14.759cm">
          <text:p text:style-name="P9"><text:span text:style-name="T2">DMU</text:span></text:p>
        </draw:rect>
        <draw:rect draw:style-name="gr15" draw:text-style-name="P12" draw:layer="layout" svg:width="0.918cm" svg:height="0.511cm" svg:x="9.361cm" svg:y="13.751cm">
          <text:p text:style-name="P9"><text:span text:style-name="T2">ZAP</text:span></text:p>
        </draw:rect>
        <draw:rect draw:style-name="gr15" draw:text-style-name="P12" draw:layer="layout" svg:width="0.762cm" svg:height="0.51cm" svg:x="8.238cm" svg:y="13.751cm">
          <text:p text:style-name="P9"><text:span text:style-name="T2">ZIL</text:span></text:p>
        </draw:rect>
        <draw:frame draw:style-name="gr16" draw:text-style-name="P10" draw:layer="layout" svg:width="1.385cm" svg:height="1.553cm" svg:x="6.617cm" svg:y="16.566cm">
          <draw:text-box>
            <text:p text:style-name="P9"><text:span text:style-name="T2">Pooled</text:span></text:p>
            <text:p text:style-name="P9"><text:span text:style-name="T2">Storage</text:span></text:p>
            <text:p text:style-name="P9"><text:span text:style-name="T2">Layer</text:span></text:p>
          </draw:text-box>
        </draw:frame>
        <draw:rect draw:style-name="gr17" draw:text-style-name="P12" draw:layer="layout" svg:width="2.696cm" svg:height="0.571cm" svg:x="8.882cm" svg:y="16.327cm">
          <text:p text:style-name="P9"><text:span text:style-name="T2">ARC</text:span></text:p>
        </draw:rect>
        <draw:rect draw:style-name="gr17" draw:text-style-name="P12" draw:layer="layout" svg:width="2.654cm" svg:height="0.556cm" svg:x="12.898cm" svg:y="17.844cm">
          <text:p text:style-name="P9"><text:span text:style-name="T2">Configuration</text:span></text:p>
        </draw:rect>
        <draw:rect draw:style-name="gr18" draw:text-style-name="P12" draw:layer="layout" svg:width="2.788cm" svg:height="0.585cm" svg:x="8.846cm" svg:y="19.059cm">
          <text:p text:style-name="P9"><text:span text:style-name="T2">LDI</text:span></text:p>
        </draw:rect>
        <draw:rect draw:style-name="gr17" draw:text-style-name="P12" draw:layer="layout" svg:width="2.696cm" svg:height="0.571cm" svg:x="8.882cm" svg:y="17.125cm">
          <text:p text:style-name="P9"><text:span text:style-name="T2">ZIO</text:span></text:p>
        </draw:rect>
        <draw:rect draw:style-name="gr17" draw:text-style-name="P12" draw:layer="layout" svg:width="2.696cm" svg:height="0.57cm" svg:x="8.882cm" svg:y="17.872cm">
          <text:p text:style-name="P9"><text:span text:style-name="T2">VDEV</text:span></text:p>
        </draw:rect>
        <draw:ellipse draw:style-name="gr8" draw:text-style-name="P11" draw:layer="layout" svg:width="1.721cm" svg:height="0.766cm" svg:x="8.226cm" svg:y="8.098cm">
          <text:p text:style-name="P5"><text:span text:style-name="T3">Filesystem</text:span></text:p>
          <text:p text:style-name="P5"><text:span text:style-name="T3">Consumers</text:span></text:p>
        </draw:ellipse>
        <draw:rect draw:style-name="gr11" draw:text-style-name="P11" draw:id="id1" draw:layer="layout" svg:width="1.25cm" svg:height="0.571cm" svg:x="8.428cm" svg:y="11.732cm">
          <text:p text:style-name="P5"><text:span text:style-name="T2">ZPL</text:span></text:p>
        </draw:rect>
        <draw:rect draw:style-name="gr11" draw:text-style-name="P11" draw:layer="layout" svg:width="1.355cm" svg:height="0.556cm" svg:x="10.242cm" svg:y="11.732cm">
          <text:p text:style-name="P5"><text:span text:style-name="T2">ZVOL</text:span></text:p>
        </draw:rect>
        <draw:connector draw:style-name="gr19" draw:text-style-name="P2" draw:layer="layout" svg:x1="9.678cm" svg:y1="12.017cm" svg:x2="9.678cm" svg:y2="12.017cm" draw:start-shape="id1" draw:end-shape="id1">
          <text:p text:style-name="P3"/>
        </draw:connector>
        <draw:line draw:style-name="gr19" draw:text-style-name="P2" draw:layer="layout" svg:x1="8.583cm" svg:y1="12.298cm" svg:x2="8.583cm" svg:y2="13.749cm">
          <text:p text:style-name="P3"/>
        </draw:line>
        <draw:line draw:style-name="gr19" draw:text-style-name="P2" draw:layer="layout" svg:x1="9.594cm" svg:y1="12.299cm" svg:x2="9.594cm" svg:y2="13.749cm">
          <text:p text:style-name="P3"/>
        </draw:line>
        <draw:line draw:style-name="gr19" draw:text-style-name="P2" draw:layer="layout" svg:x1="9.24cm" svg:y1="12.3cm" svg:x2="9.247cm" svg:y2="14.779cm">
          <text:p text:style-name="P3"/>
        </draw:line>
        <draw:line draw:style-name="gr19" draw:text-style-name="P2" draw:layer="layout" svg:x1="10.908cm" svg:y1="12.3cm" svg:x2="10.905cm" svg:y2="14.76cm">
          <text:p text:style-name="P3"/>
        </draw:line>
        <draw:line draw:style-name="gr19" draw:text-style-name="P2" draw:layer="layout" svg:x1="12.069cm" svg:y1="15.038cm" svg:x2="12.871cm" svg:y2="15.038cm">
          <text:p text:style-name="P3"/>
        </draw:line>
        <draw:rect draw:style-name="gr15" draw:text-style-name="P12" draw:layer="layout" svg:width="1.704cm" svg:height="0.54cm" svg:x="13.529cm" svg:y="13.838cm">
          <text:p text:style-name="P9"><text:span text:style-name="T2">Traversal</text:span></text:p>
        </draw:rect>
        <draw:line draw:style-name="gr19" draw:text-style-name="P2" draw:layer="layout" svg:x1="10.247cm" svg:y1="15.302cm" svg:x2="10.247cm" svg:y2="16.341cm">
          <text:p text:style-name="P3"/>
        </draw:line>
        <draw:line draw:style-name="gr19" draw:text-style-name="P2" draw:layer="layout" svg:x1="10.233cm" svg:y1="16.912cm" svg:x2="10.233cm" svg:y2="17.118cm">
          <text:p text:style-name="P3"/>
        </draw:line>
        <draw:line draw:style-name="gr19" draw:text-style-name="P2" draw:layer="layout" svg:x1="10.233cm" svg:y1="17.661cm" svg:x2="10.233cm" svg:y2="17.866cm">
          <text:p text:style-name="P3"/>
        </draw:line>
        <draw:line draw:style-name="gr19" draw:text-style-name="P2" draw:layer="layout" svg:x1="10.233cm" svg:y1="18.458cm" svg:x2="10.233cm" svg:y2="19.066cm">
          <text:p text:style-name="P3"/>
        </draw:line>
        <draw:line draw:style-name="gr19" draw:text-style-name="P2" draw:layer="layout" svg:x1="11.57cm" svg:y1="18.158cm" svg:x2="12.893cm" svg:y2="18.158cm">
          <text:p text:style-name="P3"/>
        </draw:line>
        <draw:line draw:style-name="gr19" draw:text-style-name="P2" draw:layer="layout" svg:x1="14.381cm" svg:y1="12.314cm" svg:x2="14.381cm" svg:y2="13.837cm">
          <text:p text:style-name="P3"/>
        </draw:line>
        <draw:line draw:style-name="gr19" draw:text-style-name="P2" draw:layer="layout" svg:x1="13.353cm" svg:y1="12.314cm" svg:x2="13.353cm" svg:y2="14.759cm">
          <text:p text:style-name="P3"/>
        </draw:line>
        <draw:line draw:style-name="gr19" draw:text-style-name="P2" draw:layer="layout" svg:x1="13.992cm" svg:y1="14.364cm" svg:x2="13.992cm" svg:y2="14.745cm">
          <text:p text:style-name="P3"/>
        </draw:line>
        <draw:line draw:style-name="gr19" draw:text-style-name="P2" draw:layer="layout" svg:x1="14.72cm" svg:y1="14.393cm" svg:x2="14.72cm" svg:y2="17.836cm">
          <text:p text:style-name="P3"/>
        </draw:line>
        <draw:line draw:style-name="gr19" draw:text-style-name="P2" draw:layer="layout" svg:x1="11.6cm" svg:y1="16.605cm" svg:x2="14.72cm" svg:y2="16.605cm">
          <text:p text:style-name="P3"/>
        </draw:line>
        <draw:line draw:style-name="gr19" draw:text-style-name="P2" draw:layer="layout" svg:x1="15.315cm" svg:y1="12.314cm" svg:x2="15.315cm" svg:y2="17.85cm">
          <text:p text:style-name="P3"/>
        </draw:line>
        <draw:line draw:style-name="gr19" draw:text-style-name="P2" draw:layer="layout" svg:x1="8.583cm" svg:y1="14.277cm" svg:x2="8.583cm" svg:y2="17.44cm">
          <text:p text:style-name="P3"/>
        </draw:line>
        <draw:line draw:style-name="gr19" draw:text-style-name="P2" draw:layer="layout" svg:x1="8.881cm" svg:y1="17.426cm" svg:x2="8.583cm" svg:y2="17.426cm">
          <text:p text:style-name="P3"/>
        </draw:line>
        <draw:line draw:style-name="gr19" draw:text-style-name="P2" draw:layer="layout" svg:x1="9.862cm" svg:y1="14.277cm" svg:x2="9.862cm" svg:y2="14.759cm">
          <text:p text:style-name="P3"/>
        </draw:line>
        <draw:frame draw:style-name="gr20" draw:text-style-name="P3" draw:layer="layout" svg:width="0.04cm" svg:height="0.937cm" svg:x="17.378cm" svg:y="10.723cm">
          <draw:text-box>
            <text:p text:style-name="P3"/>
          </draw:text-box>
        </draw:frame>
        <draw:frame draw:style-name="gr20" draw:text-style-name="P3" draw:layer="layout" svg:width="0.06cm" svg:height="0.937cm" svg:x="17.398cm" svg:y="12.006cm">
          <draw:text-box>
            <text:p text:style-name="P3"/>
          </draw:text-box>
        </draw:frame>
        <draw:frame draw:style-name="gr21" draw:text-style-name="P3" draw:layer="layout" svg:width="0.12cm" svg:height="0.937cm" svg:x="16.817cm" svg:y="13.369cm">
          <draw:text-box>
            <text:p text:style-name="P3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x86 OpenOffice.org_project/680m124$Build-8945</meta:generator>
    <meta:creation-date>2005-11-09T11:27:48</meta:creation-date>
    <dc:date>2005-11-14T17:48:58</dc:date>
    <meta:print-date>2005-11-09T13:18:40</meta:print-date>
    <dc:language>en-US</dc:language>
    <meta:editing-cycles>17</meta:editing-cycles>
    <meta:editing-duration>PT3H23M19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